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34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e181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0" office:value-type="string" calcext:value-type="string" table:number-columns-spanned="6" table:number-rows-spanned="1">
            <text:p>1. Sanity Checks</text:p>
          </table:table-cell>
          <table:covered-table-cell table:number-columns-repeated="5" table:style-name="ce18"/>
          <table:table-cell table:style-name="ce18" table:number-columns-repeated="1017"/>
        </table:table-row>
        <table:table-row table:style-name="ro1">
          <table:table-cell/>
          <table:table-cell table:style-name="Default" office:value-type="string" calcext:value-type="string">
            <text:p>Simulation - sanity test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y 3-neuron XOR</text:p>
          </table:table-cell>
          <table:table-cell table:style-name="Default"/>
          <table:table-cell table:number-columns-repeated="2"/>
          <table:table-cell office:value-type="string" calcext:value-type="string">
            <text:p>3 Toy spiking/rate neurons to show AND/OR/XOR behaviour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Time-uncorrelated signal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LPF – Sub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Corr</text:p>
          </table:table-cell>
          <table:table-cell table:style-name="Default"/>
          <table:table-cell table:number-columns-repeated="2"/>
          <table:table-cell office:value-type="string" calcext:value-type="string">
            <text:p>??? Ask Yaro what is the typical slow component in the signal. 2-neuron connected model with progressive LPF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 bunch of nodes connected sequentially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LPF – Sub</text:p>
          </table:table-cell>
          <table:table-cell table:style-name="Default"/>
          <table:table-cell table:number-columns-repeated="2"/>
          <table:table-cell office:value-type="string" calcext:value-type="string">
            <text:p>Progressively LFP-SUB signal. See how it disappears. Then add slow input, see how it appears. Show same bin MI vs BTE vs M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ial-resampl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?? - DynConn</text:p>
          </table:table-cell>
          <table:table-cell table:style-name="Default"/>
          <table:table-cell table:number-columns-repeated="2"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Analysis – cod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DTxl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IfTy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rossCor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Spea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style-name="ce18" table:number-columns-repeated="3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18" office:value-type="string" calcext:value-type="string">
            <text:p>Parameter-deepscan</text:p>
          </table:table-cell>
          <table:table-cell table:style-name="ce18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Effect of data size on T1</text:p>
          </table:table-cell>
          <table:table-cell table:style-name="ce40"/>
          <table:table-cell table:style-name="ce18" table:number-columns-repeated="2"/>
          <table:table-cell table:style-name="ce34" office:value-type="string" calcext:value-type="string">
            <text:p>IDTxl and NIFTY; Noise and NoiseLPFSUB; Width(NTime) and Depth(NTrial); Estimate empirical variance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NIFTY bin size effect</text:p>
          </table:table-cell>
          <table:table-cell table:style-name="ce40"/>
          <table:table-cell table:style-name="ce18" table:number-columns-repeated="2"/>
          <table:table-cell table:style-name="ce34" office:value-type="string" calcext:value-type="string">
            <text:p>NoiseLPFSUB and DynSys; Swipe multiple rate-discretization bin sizes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3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5" table:number-columns-repeated="2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0" office:value-type="string" calcext:value-type="string" table:number-columns-spanned="6" table:number-rows-spanned="1">
            <text:p>2. Understanding Methods</text:p>
          </table:table-cell>
          <table:covered-table-cell table:number-columns-repeated="5" table:style-name="ce18"/>
          <table:table-cell table:style-name="ce18" table:number-columns-repeated="1017"/>
        </table:table-row>
        <table:table-row table:style-name="ro1">
          <table:table-cell table:style-name="ce18"/>
          <table:table-cell table:style-name="ce30" office:value-type="string" calcext:value-type="string">
            <text:p>Understanding IDTxl</text:p>
          </table:table-cell>
          <table:table-cell table:style-name="ce18" table:number-columns-repeated="4"/>
          <table:table-cell table:style-name="ce18" office:value-type="string" calcext:value-type="string">
            <text:p>Ask Patricia to clarify some details about IDTxl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Default" office:value-type="string" calcext:value-type="string">
            <text:p>BTE vs MTE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office:value-type="string" calcext:value-type="string">
            <text:p>For shifts MultivariateTE predicts only 1 strong info flow. Why?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Default" office:value-type="string" calcext:value-type="string">
            <text:p>Arxiv paper</text:p>
          </table:table-cell>
          <table:table-cell table:style-name="ce40"/>
          <table:table-cell table:style-name="ce42"/>
          <table:table-cell table:style-name="ce18"/>
          <table:table-cell office:value-type="string" calcext:value-type="string">
            <text:p>May contain answers to some questions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T1 rate</text:p>
          </table:table-cell>
          <table:table-cell table:style-name="ce27" office:value-type="float" office:value="0.5" calcext:value-type="float">
            <text:p>0.5</text:p>
          </table:table-cell>
          <table:table-cell table:style-name="ce42"/>
          <table:table-cell table:style-name="ce18"/>
          <table:table-cell office:value-type="string" calcext:value-type="string">
            <text:p>We observe growth of small fake connections with data size. Patricia suggests thresholding bad. Show her exact calculation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Performance-calc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office:value-type="string" calcext:value-type="string">
            <text:p>Run IDTxl on real data, get trends on CPUtime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Performance-acc</text:p>
          </table:table-cell>
          <table:table-cell table:style-name="ce40"/>
          <table:table-cell table:style-name="ce42"/>
          <table:table-cell table:style-name="ce18"/>
          <table:table-cell office:value-type="string" calcext:value-type="string">
            <text:p>Send plot to Patricia, ask if this speed is expected?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5" table:number-columns-repeated="2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5" office:value-type="string" calcext:value-type="string">
            <text:p>Understanding NIFTY</text:p>
          </table:table-cell>
          <table:table-cell table:style-name="ce25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3. Max-Realistic Model</text:p>
          </table:table-cell>
          <table:covered-table-cell table:number-columns-repeated="5" table:style-name="Default"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eanField</text:p>
          </table:table-cell>
          <table:table-cell table:number-columns-repeated="3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Kuramoto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esoscopic</text:p>
          </table:table-cell>
          <table:table-cell table:number-columns-repeated="3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ultiregion</text:p>
          </table:table-cell>
          <table:table-cell table:number-columns-repeated="3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Analysis – TE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FuncConn – Biological</text:p>
          </table:table-cell>
          <table:table-cell table:number-columns-repeated="3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imulation – fina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3"/>
          <table:table-cell table:style-name="ce29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Imp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input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Lag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Param: N-timescale, PSD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Synch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“true” FC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Run mode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Compute model TE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4. Real data analysis</text:p>
          </table:table-cell>
          <table:covered-table-cell table:number-columns-repeated="5" table:style-name="Default"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Real Dat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Read Yaro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weep-Downsampled</text:p>
          </table:table-cell>
          <table:table-cell table:style-name="ce40"/>
          <table:table-cell table:number-columns-repeated="2"/>
          <table:table-cell office:value-type="string" calcext:value-type="string">
            <text:p>MaxLag=5, 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weep-Original</text:p>
          </table:table-cell>
          <table:table-cell table:style-name="ce40"/>
          <table:table-cell table:style-name="ce42"/>
          <table:table-cell/>
          <table:table-cell office:value-type="string" calcext:value-type="string">
            <text:p>MaxLag=1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ubsets- Orig &amp; Down</text:p>
          </table:table-cell>
          <table:table-cell table:style-name="ce40"/>
          <table:table-cell table:number-columns-repeated="2"/>
          <table:table-cell office:value-type="string" calcext:value-type="string">
            <text:p>Whisk, lick, …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Day-Concat</text:p>
          </table:table-cell>
          <table:table-cell table:style-name="ce40"/>
          <table:table-cell table:number-columns-repeated="2"/>
          <table:table-cell office:value-type="string" calcext:value-type="string">
            <text:p>All above tests, where days are concat into Trials for same mouse. Naive vs Expert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34"/>
          <table:table-cell table:style-name="ce18" office:value-type="string" calcext:value-type="string">
            <text:p>Overlap-Probability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table:style-name="ce18" office:value-type="string" calcext:value-type="string">
            <text:p>Compute expected overlap between days and its variance, given probability of T1</text:p>
          </table:table-cell>
          <table:table-cell table:style-name="ce18" table:number-columns-repeated="1017"/>
        </table:table-row>
        <table:table-row table:style-name="ro1" table:number-rows-repeated="2">
          <table:table-cell table:style-name="ce18"/>
          <table:table-cell table:style-name="ce34"/>
          <table:table-cell table:style-name="ce18"/>
          <table:table-cell table:style-name="ce40"/>
          <table:table-cell table:style-name="ce18" table:number-columns-repeated="1020"/>
        </table:table-row>
        <table:table-row table:style-name="ro1">
          <table:table-cell/>
          <table:table-cell table:style-name="ce22"/>
          <table:table-cell/>
          <table:table-cell table:style-name="ce2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5. Publication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Inspect Yaro Docs</text:p>
          </table:table-cell>
          <table:table-cell table:style-name="Default" table:number-columns-repeated="4"/>
          <table:table-cell table:style-name="Default" office:value-type="string" calcext:value-type="string">
            <text:p>W:\Neurophysiology\Projects\RUNNING\MultiFiber_Learning\Manuscript \ MS_learning_vX.doc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Supplementary figure 1</text:p>
          </table:table-cell>
          <table:table-cell table:style-name="Default" table:number-columns-repeated="4"/>
          <table:table-cell table:style-name="Default" office:value-type="string" calcext:value-type="string">
            <text:p>IDTxl vs Nifty link prediction accuracy for Random &amp; DS.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Supplementary figure 2</text:p>
          </table:table-cell>
          <table:table-cell table:style-name="ce23" table:number-columns-repeated="2"/>
          <table:table-cell table:style-name="ce28" table:number-columns-repeated="2"/>
          <table:table-cell table:style-name="ce28" office:value-type="string" calcext:value-type="string">
            <text:p>Effect of parameters (window, lag, sampling rate) on TE estimates in real data (TotalNConn, LargestConnectedComponent size, ClusteringCoefficient)</text:p>
          </table:table-cell>
          <table:table-cell table:number-columns-repeated="1017"/>
        </table:table-row>
        <table:table-row table:style-name="ro1">
          <table:table-cell/>
          <table:table-cell table:style-name="ce41" table:number-columns-spanned="6" table:number-rows-spanned="1"/>
          <table:covered-table-cell table:number-columns-repeated="2" table:style-name="ce41"/>
          <table:covered-table-cell table:number-columns-repeated="3"/>
          <table:table-cell table:style-name="Default"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ivide days to naive and expert using performance of 70 or 80% from performance file. Whenever use plot by day, plot mean+std of naive vs expert days</text:p>
          </table:table-cell>
          <table:table-cell table:style-name="Default"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erive 4 shared link estimators (weak-weak, weak-strong, strong-weak, strong-strong, plot them)</text:p>
          </table:table-cell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/>
          <table:table-cell table:style-name="ce41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Default"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2:06:27.518761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5-08T15:38:48.944960015</dc:date>
    <meta:editing-duration>PT20H26M54S</meta:editing-duration>
    <meta:editing-cycles>26</meta:editing-cycles>
    <meta:generator>LibreOffice/6.0.7.3$Linux_X86_64 LibreOffice_project/00m0$Build-3</meta:generator>
    <meta:document-statistic meta:table-count="2" meta:cell-count="172" meta:object-count="0"/>
  </office:meta>
</office:document-meta>
</file>